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146in"/>
    </style:style>
    <style:style style:name="ro1" style:family="table-row">
      <style:table-row-properties style:row-height="0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padding="0.0417in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ext-properties style:font-name="DejaVu Math TeX Gyr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dP20, atm</text:p>
          </table:table-cell>
          <table:table-cell office:value-type="string" calcext:value-type="string">
            <text:p>U20, mkV</text:p>
          </table:table-cell>
          <table:table-cell office:value-type="string" calcext:value-type="string">
            <text:p>T20, K</text:p>
          </table:table-cell>
          <table:table-cell office:value-type="string" calcext:value-type="string">
            <text:p>1/T20, K^-1</text:p>
          </table:table-cell>
          <table:table-cell/>
          <table:table-cell office:value-type="string" calcext:value-type="string">
            <text:p>dP30, atm</text:p>
          </table:table-cell>
          <table:table-cell office:value-type="string" calcext:value-type="string">
            <text:p>U30, mkV</text:p>
          </table:table-cell>
          <table:table-cell office:value-type="string" calcext:value-type="string">
            <text:p>T30, K</text:p>
          </table:table-cell>
          <table:table-cell office:value-type="string" calcext:value-type="string">
            <text:p>1/T30, K^-1</text:p>
          </table:table-cell>
          <table:table-cell table:style-name="ce3"/>
          <table:table-cell office:value-type="string" calcext:value-type="string">
            <text:p>dP40, atm</text:p>
          </table:table-cell>
          <table:table-cell office:value-type="string" calcext:value-type="string">
            <text:p>U40, mkV</text:p>
          </table:table-cell>
          <table:table-cell office:value-type="string" calcext:value-type="string">
            <text:p>T40, K</text:p>
          </table:table-cell>
          <table:table-cell office:value-type="string" calcext:value-type="string">
            <text:p>1/T40, K^-1</text:p>
          </table:table-cell>
          <table:table-cell table:style-name="ce3"/>
          <table:table-cell office:value-type="string" calcext:value-type="string">
            <text:p>dP50, atm</text:p>
          </table:table-cell>
          <table:table-cell office:value-type="string" calcext:value-type="string">
            <text:p>U50, mkV</text:p>
          </table:table-cell>
          <table:table-cell office:value-type="string" calcext:value-type="string">
            <text:p>T50, K</text:p>
          </table:table-cell>
          <table:table-cell office:value-type="string" calcext:value-type="string">
            <text:p>1/T50, K^-1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table:formula="of:=([.B2]+6)/40" office:value-type="float" office:value="4.35" calcext:value-type="float">
            <text:p>4.35</text:p>
          </table:table-cell>
          <table:table-cell table:formula="of:=1/[.C2]" office:value-type="float" office:value="0.229885057471264" calcext:value-type="float">
            <text:p>0.2298850574712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formula="of:=([.G2]+5)/41" office:value-type="float" office:value="3.70731707317073" calcext:value-type="float">
            <text:p>3.70731707317073</text:p>
          </table:table-cell>
          <table:table-cell table:style-name="ce3" table:formula="of:=1/[.H2]" office:value-type="float" office:value="0.269736842105263" calcext:value-type="float">
            <text:p>0.269736842105263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formula="of:=([.L2]+5)/42" office:value-type="float" office:value="3.16666666666667" calcext:value-type="float">
            <text:p>3.16666666666667</text:p>
          </table:table-cell>
          <table:table-cell table:formula="of:=1/[.M2]" office:value-type="float" office:value="0.315789473684211" calcext:value-type="float">
            <text:p>0.315789473684211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([.Q2]+5)/43" office:value-type="float" office:value="2.46511627906977" calcext:value-type="float">
            <text:p>2.46511627906977</text:p>
          </table:table-cell>
          <table:table-cell table:formula="of:=1/[.R2]" office:value-type="float" office:value="0.405660377358491" calcext:value-type="float">
            <text:p>0.405660377358491</text:p>
          </table:table-cell>
          <table:table-cell table:number-columns-repeated="100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3" calcext:value-type="float">
            <text:p>143</text:p>
          </table:table-cell>
          <table:table-cell table:formula="of:=([.B3]+6)/40" office:value-type="float" office:value="3.725" calcext:value-type="float">
            <text:p>3.725</text:p>
          </table:table-cell>
          <table:table-cell table:formula="of:=1/[.C3]" office:value-type="float" office:value="0.268456375838926" calcext:value-type="float">
            <text:p>0.26845637583892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26" calcext:value-type="float">
            <text:p>126</text:p>
          </table:table-cell>
          <table:table-cell table:formula="of:=([.G3]+5)/41" office:value-type="float" office:value="3.19512195121951" calcext:value-type="float">
            <text:p>3.19512195121951</text:p>
          </table:table-cell>
          <table:table-cell table:style-name="ce3" table:formula="of:=1/[.H3]" office:value-type="float" office:value="0.312977099236641" calcext:value-type="float">
            <text:p>0.312977099236641</text:p>
          </table:table-cell>
          <table:table-cell table:style-name="ce3"/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table:formula="of:=([.L3]+5)/42" office:value-type="float" office:value="2.69047619047619" calcext:value-type="float">
            <text:p>2.69047619047619</text:p>
          </table:table-cell>
          <table:table-cell table:formula="of:=1/[.M3]" office:value-type="float" office:value="0.371681415929203" calcext:value-type="float">
            <text:p>0.371681415929203</text:p>
          </table:table-cell>
          <table:table-cell table:style-name="ce3"/>
          <table:table-cell office:value-type="float" office:value="3.5" calcext:value-type="float">
            <text:p>3.5</text:p>
          </table:table-cell>
          <table:table-cell office:value-type="float" office:value="82" calcext:value-type="float">
            <text:p>82</text:p>
          </table:table-cell>
          <table:table-cell table:formula="of:=([.Q3]+5)/43" office:value-type="float" office:value="2.02325581395349" calcext:value-type="float">
            <text:p>2.02325581395349</text:p>
          </table:table-cell>
          <table:table-cell table:formula="of:=1/[.R3]" office:value-type="float" office:value="0.494252873563218" calcext:value-type="float">
            <text:p>0.494252873563218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formula="of:=([.B4]+6)/40" office:value-type="float" office:value="3.15" calcext:value-type="float">
            <text:p>3.15</text:p>
          </table:table-cell>
          <table:table-cell table:formula="of:=1/[.C4]" office:value-type="float" office:value="0.317460317460317" calcext:value-type="float">
            <text:p>0.3174603174603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formula="of:=([.G4]+5)/41" office:value-type="float" office:value="2.68292682926829" calcext:value-type="float">
            <text:p>2.68292682926829</text:p>
          </table:table-cell>
          <table:table-cell table:style-name="ce3" table:formula="of:=1/[.H4]" office:value-type="float" office:value="0.372727272727273" calcext:value-type="float">
            <text:p>0.37272727272727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formula="of:=([.L4]+5)/42" office:value-type="float" office:value="2.16666666666667" calcext:value-type="float">
            <text:p>2.16666666666667</text:p>
          </table:table-cell>
          <table:table-cell table:formula="of:=1/[.M4]" office:value-type="float" office:value="0.461538461538462" calcext:value-type="float">
            <text:p>0.46153846153846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([.Q4]+5)/43" office:value-type="float" office:value="1.55813953488372" calcext:value-type="float">
            <text:p>1.55813953488372</text:p>
          </table:table-cell>
          <table:table-cell table:formula="of:=1/[.R4]" office:value-type="float" office:value="0.641791044776119" calcext:value-type="float">
            <text:p>0.641791044776119</text:p>
          </table:table-cell>
          <table:table-cell table:number-columns-repeated="100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8" calcext:value-type="float">
            <text:p>98</text:p>
          </table:table-cell>
          <table:table-cell table:formula="of:=([.B5]+6)/40" office:value-type="float" office:value="2.6" calcext:value-type="float">
            <text:p>2.6</text:p>
          </table:table-cell>
          <table:table-cell table:formula="of:=1/[.C5]" office:value-type="float" office:value="0.384615384615385" calcext:value-type="float">
            <text:p>0.38461538461538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3" calcext:value-type="float">
            <text:p>83</text:p>
          </table:table-cell>
          <table:table-cell table:formula="of:=([.G5]+5)/41" office:value-type="float" office:value="2.14634146341463" calcext:value-type="float">
            <text:p>2.14634146341463</text:p>
          </table:table-cell>
          <table:table-cell table:style-name="ce3" table:formula="of:=1/[.H5]" office:value-type="float" office:value="0.465909090909091" calcext:value-type="float">
            <text:p>0.465909090909091</text:p>
          </table:table-cell>
          <table:table-cell table:style-name="ce3"/>
          <table:table-cell office:value-type="float" office:value="2.5" calcext:value-type="float">
            <text:p>2.5</text:p>
          </table:table-cell>
          <table:table-cell office:value-type="float" office:value="68" calcext:value-type="float">
            <text:p>68</text:p>
          </table:table-cell>
          <table:table-cell table:formula="of:=([.L5]+5)/42" office:value-type="float" office:value="1.73809523809524" calcext:value-type="float">
            <text:p>1.73809523809524</text:p>
          </table:table-cell>
          <table:table-cell table:formula="of:=1/[.M5]" office:value-type="float" office:value="0.575342465753425" calcext:value-type="float">
            <text:p>0.575342465753425</text:p>
          </table:table-cell>
          <table:table-cell table:style-name="ce3"/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table:formula="of:=([.Q5]+5)/43" office:value-type="float" office:value="1.2093023255814" calcext:value-type="float">
            <text:p>1.2093023255814</text:p>
          </table:table-cell>
          <table:table-cell table:formula="of:=1/[.R5]" office:value-type="float" office:value="0.826923076923077" calcext:value-type="float">
            <text:p>0.826923076923077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([.B6]+6)/40" office:value-type="float" office:value="2.075" calcext:value-type="float">
            <text:p>2.075</text:p>
          </table:table-cell>
          <table:table-cell table:formula="of:=1/[.C6]" office:value-type="float" office:value="0.481927710843373" calcext:value-type="float">
            <text:p>0.4819277108433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([.G6]+5)/41" office:value-type="float" office:value="1.70731707317073" calcext:value-type="float">
            <text:p>1.70731707317073</text:p>
          </table:table-cell>
          <table:table-cell table:style-name="ce3" table:formula="of:=1/[.H6]" office:value-type="float" office:value="0.585714285714286" calcext:value-type="float">
            <text:p>0.585714285714286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([.L6]+5)/42" office:value-type="float" office:value="1.30952380952381" calcext:value-type="float">
            <text:p>1.30952380952381</text:p>
          </table:table-cell>
          <table:table-cell table:formula="of:=1/[.M6]" office:value-type="float" office:value="0.763636363636364" calcext:value-type="float">
            <text:p>0.76363636363636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([.Q6]+5)/43" office:value-type="float" office:value="0.953488372093023" calcext:value-type="float">
            <text:p>0.953488372093023</text:p>
          </table:table-cell>
          <table:table-cell table:formula="of:=1/[.R6]" office:value-type="float" office:value="1.04878048780488" calcext:value-type="float">
            <text:p>1.04878048780488</text:p>
          </table:table-cell>
          <table:table-cell table:number-columns-repeated="100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table:formula="of:=([.B7]+6)/40" office:value-type="float" office:value="1.525" calcext:value-type="float">
            <text:p>1.525</text:p>
          </table:table-cell>
          <table:table-cell table:formula="of:=1/[.C7]" office:value-type="float" office:value="0.655737704918033" calcext:value-type="float">
            <text:p>0.65573770491803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table:formula="of:=([.G7]+5)/41" office:value-type="float" office:value="1.31707317073171" calcext:value-type="float">
            <text:p>1.31707317073171</text:p>
          </table:table-cell>
          <table:table-cell table:style-name="ce3" table:formula="of:=1/[.H7]" office:value-type="float" office:value="0.759259259259259" calcext:value-type="float">
            <text:p>0.759259259259259</text:p>
          </table:table-cell>
          <table:table-cell table:style-name="ce3"/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table:formula="of:=([.L7]+5)/42" office:value-type="float" office:value="0.928571428571429" calcext:value-type="float">
            <text:p>0.928571428571429</text:p>
          </table:table-cell>
          <table:table-cell table:formula="of:=1/[.M7]" office:value-type="float" office:value="1.07692307692308" calcext:value-type="float">
            <text:p>1.07692307692308</text:p>
          </table:table-cell>
          <table:table-cell table:style-name="ce3"/>
          <table:table-cell office:value-type="float" office:value="1.5" calcext:value-type="float">
            <text:p>1.5</text:p>
          </table:table-cell>
          <table:table-cell office:value-type="float" office:value="26" calcext:value-type="float">
            <text:p>26</text:p>
          </table:table-cell>
          <table:table-cell table:formula="of:=([.Q7]+5)/43" office:value-type="float" office:value="0.72093023255814" calcext:value-type="float">
            <text:p>0.72093023255814</text:p>
          </table:table-cell>
          <table:table-cell table:formula="of:=1/[.R7]" office:value-type="float" office:value="1.38709677419355" calcext:value-type="float">
            <text:p>1.3870967741935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[.B8]+6)/40" office:value-type="float" office:value="1.025" calcext:value-type="float">
            <text:p>1.025</text:p>
          </table:table-cell>
          <table:table-cell table:formula="of:=1/[.C8]" office:value-type="float" office:value="0.975609756097561" calcext:value-type="float">
            <text:p>0.9756097560975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[.G8]+5)/41" office:value-type="float" office:value="0.829268292682927" calcext:value-type="float">
            <text:p>0.829268292682927</text:p>
          </table:table-cell>
          <table:table-cell table:style-name="ce3" table:formula="of:=1/[.H8]" office:value-type="float" office:value="1.20588235294118" calcext:value-type="float">
            <text:p>1.20588235294118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[.L8]+5)/42" office:value-type="float" office:value="0.595238095238095" calcext:value-type="float">
            <text:p>0.595238095238095</text:p>
          </table:table-cell>
          <table:table-cell table:formula="of:=1/[.M8]" office:value-type="float" office:value="1.68" calcext:value-type="float">
            <text:p>1.68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Q8]+5)/43" office:value-type="float" office:value="0.488372093023256" calcext:value-type="float">
            <text:p>0.488372093023256</text:p>
          </table:table-cell>
          <table:table-cell table:formula="of:=1/[.R8]" office:value-type="float" office:value="2.04761904761905" calcext:value-type="float">
            <text:p>2.0476190476190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style-name="ce3" table:number-columns-repeated="24"/>
          <table:table-cell table:number-columns-repeated="1000"/>
        </table:table-row>
        <table:table-row table:style-name="ro1">
          <table:table-cell office:value-type="string" calcext:value-type="string">
            <text:p>T=20 *C</text:p>
          </table:table-cell>
          <table:table-cell office:value-type="string" calcext:value-type="string">
            <text:p>alpha= 40 mkV/*C</text:p>
          </table:table-cell>
          <table:table-cell office:value-type="string" calcext:value-type="string">
            <text:p>U_0= -6 mkV</text:p>
          </table:table-cell>
          <table:table-cell table:style-name="ce3" table:number-columns-repeated="2"/>
          <table:table-cell office:value-type="string" calcext:value-type="string">
            <text:p>T=30 *C</text:p>
          </table:table-cell>
          <table:table-cell office:value-type="string" calcext:value-type="string">
            <text:p>alpha=41mkV/*C</text:p>
          </table:table-cell>
          <table:table-cell office:value-type="string" calcext:value-type="string">
            <text:p>U_0= -20 mkV</text:p>
          </table:table-cell>
          <table:table-cell table:style-name="ce3" table:number-columns-repeated="2"/>
          <table:table-cell office:value-type="string" calcext:value-type="string">
            <text:p>T=40 *C</text:p>
          </table:table-cell>
          <table:table-cell office:value-type="string" calcext:value-type="string">
            <text:p>alpha=42 mkV/*C</text:p>
          </table:table-cell>
          <table:table-cell office:value-type="string" calcext:value-type="string">
            <text:p>U_0=-45 mkV</text:p>
          </table:table-cell>
          <table:table-cell/>
          <table:table-cell table:style-name="ce3"/>
          <table:table-cell office:value-type="string" calcext:value-type="string">
            <text:p>T=50 *C</text:p>
          </table:table-cell>
          <table:table-cell office:value-type="string" calcext:value-type="string">
            <text:p>Alpha=43 mkV/*C</text:p>
          </table:table-cell>
          <table:table-cell office:value-type="string" calcext:value-type="string">
            <text:p>U_0= -48 mkV</text:p>
          </table:table-cell>
          <table:table-cell table:number-columns-repeated="5"/>
          <table:table-cell table:style-name="ce3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P=0.05atm</text:p>
          </table:table-cell>
          <table:table-cell office:value-type="string" calcext:value-type="string">
            <text:p>dU=5mk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корректировать RT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4:12:50.815500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19:22:13.759917229</meta:creation-date>
    <dc:date>2022-02-16T16:50:00.007089890</dc:date>
    <meta:editing-duration>PT1H26M35S</meta:editing-duration>
    <meta:editing-cycles>20</meta:editing-cycles>
    <meta:generator>LibreOffice/7.3.0.3$Linux_X86_64 LibreOffice_project/30$Build-3</meta:generator>
    <meta:document-statistic meta:table-count="1" meta:cell-count="143" meta:object-count="0"/>
  </office:meta>
</office:document-meta>
</file>